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LiberationSerif" fo:font-size="12pt" fo:font-weight="bold" officeooo:paragraph-rsid="0000c16c"/>
    </style:style>
    <style:style style:name="P2" style:family="paragraph" style:parent-style-name="Text_20_body">
      <style:text-properties style:font-name="LiberationSerif" fo:font-size="10pt"/>
    </style:style>
    <style:style style:name="P3" style:family="paragraph" style:parent-style-name="Text_20_body">
      <style:text-properties style:font-name="LiberationSerif" fo:font-size="10pt" fo:font-weight="bold"/>
    </style:style>
    <style:style style:name="P4" style:family="paragraph" style:parent-style-name="Text_20_body">
      <style:text-properties style:font-name="LiberationSerif" fo:font-size="10pt" officeooo:paragraph-rsid="0005c6a9"/>
    </style:style>
    <style:style style:name="P5" style:family="paragraph" style:parent-style-name="Text_20_body">
      <style:text-properties style:font-name="LiberationSerif" fo:font-size="10pt" officeooo:paragraph-rsid="00064c78"/>
    </style:style>
    <style:style style:name="P6" style:family="paragraph" style:parent-style-name="Text_20_body">
      <style:text-properties style:font-name="LiberationSerif" fo:font-size="10pt" fo:font-style="italic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>
      <style:paragraph-properties fo:text-align="start"/>
    </style:style>
    <style:style style:name="T1" style:family="text">
      <style:text-properties style:font-name="LiberationSerif" fo:font-size="10pt"/>
    </style:style>
    <style:style style:name="T2" style:family="text">
      <style:text-properties style:font-name="LiberationSerif" fo:font-size="10pt" fo:font-style="italic"/>
    </style:style>
    <style:style style:name="T3" style:family="text">
      <style:text-properties style:font-name="LiberationSerif" fo:font-size="10pt" fo:font-weight="bold"/>
    </style:style>
    <style:style style:name="T4" style:family="text">
      <style:text-properties style:font-name="LiberationSerif" fo:font-size="10pt" officeooo:rsid="000af76f"/>
    </style:style>
    <style:style style:name="T5" style:family="text">
      <style:text-properties style:font-name="LiberationSerif" fo:font-size="10pt" officeooo:rsid="00100faa"/>
    </style:style>
    <style:style style:name="T6" style:family="text">
      <style:text-properties fo:color="#00007f" loext:opacity="100%" style:font-name="LiberationSerif" fo:font-size="10pt" fo:font-style="italic"/>
    </style:style>
    <style:style style:name="T7" style:family="text">
      <style:text-properties fo:color="#00007f" loext:opacity="100%" style:font-name="LiberationSerif" fo:font-size="10pt" fo:font-style="italic" officeooo:rsid="00100faa"/>
    </style:style>
    <style:style style:name="T8" style:family="text">
      <style:text-properties officeooo:rsid="00073a77"/>
    </style:style>
    <style:style style:name="T9" style:family="text">
      <style:text-properties officeooo:rsid="000927f6"/>
    </style:style>
    <style:style style:name="T10" style:family="text">
      <style:text-properties officeooo:rsid="000e7904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cognom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ass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scuola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cuola primaria Calusco d'Adda,"/>
            <form:option form:label="Scuola primaria di Solza,"/>
            <form:option form:label="Scuola Secondaria Calusco d'Adda,"/>
            <form:option form:label="Scuola dell'infanzia Vanzone,"/>
            <form:option form:label="Scuola dell'infanzia Fantoni"/>
            <form:option form:label=""/>
          </form:listbox>
          <form:listbox form:name="titolo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rof.,"/>
            <form:option form:label="Prof.ssa"/>
          </form:listbox>
          <form:text form:name="no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gno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nno_scolastico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a_consiglio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tituto Comprensivo Statale <text:s/>“<text:span text:style-name="T10">IC CALUSCO D’ADDA</text:span>” (Bergamo) </text:p>
      <text:p text:style-name="P1">SaS - Servizi automatizzati di Segreteria </text:p>
      <text:p text:style-name="Standard"/>
      <text:p text:style-name="Horizontal_20_Line"/>
      <text:p text:style-name="P3">Richiesta di registrazione <text:span text:style-name="T9">di comunicazioni alla famiglia</text:span> </text:p>
      <text:p text:style-name="Text_20_body"><text:span text:style-name="T2">Istruzioni: Il modello debitamente compilato deve essere spedito a </text:span><text:span text:style-name="T6">sas</text:span><text:span text:style-name="T7">scuolacalusco@libero.it</text:span><text:span text:style-name="T6"> </text:span><text:span text:style-name="T2">Il numero di registrazione sarà trasmesso entro quindici minuti dall’invio </text:span></text:p>
      <text:p text:style-name="P6"/>
      <text:p text:style-name="P6"/>
      <text:p text:style-name="P6"/>
      <text:p text:style-name="P2">Si richiede la registrazione <text:span text:style-name="T9">della comunicazione alla famiglia </text:span>con i seguenti estremi e la trasmissione del relativo numero progressivo: </text:p>
      <text:p text:style-name="P2">Classe: <text:s/><draw:control text:anchor-type="as-char" draw:z-index="0" draw:name="Control 1" draw:style-name="gr1" draw:text-style-name="P7" svg:width="4.663cm" svg:height="0.595cm" draw:control="control1"/></text:p>
      <text:p text:style-name="P2">Scuola: <draw:control text:anchor-type="as-char" draw:z-index="1" draw:name="Control 2" draw:style-name="gr1" draw:text-style-name="P8" svg:width="4.525cm" svg:height="0.556cm" draw:control="control2"/><text:tab/><text:tab/><text:tab/><text:span text:style-name="T9">Data del Consiglio di classe: </text:span><text:span text:style-name="T9"><draw:control text:anchor-type="as-char" draw:z-index="7" draw:name="Control 11" draw:style-name="gr1" draw:text-style-name="P7" svg:width="2.527cm" svg:height="0.507cm" draw:control="control8"/></text:span></text:p>
      <text:p text:style-name="P2"><text:s/></text:p>
      <text:p text:style-name="Text_20_body"/>
      <text:p text:style-name="Text_20_body"/>
      <text:p text:style-name="P4">Il richiedente <text:s text:c="2"/><draw:control text:anchor-type="as-char" draw:z-index="2" draw:name="Control 6" draw:style-name="gr1" draw:text-style-name="P8" svg:width="2.363cm" svg:height="0.496cm" draw:control="control3"/><text:s/><draw:control text:anchor-type="as-char" svg:y="-0.446cm" draw:z-index="3" draw:name="Control 7" draw:style-name="gr2" draw:text-style-name="P7" svg:width="3.416cm" svg:height="0.477cm" draw:control="control4"/><text:s text:c="2"/><draw:control text:anchor-type="as-char" svg:y="-0.446cm" draw:z-index="4" draw:name="Control 8" draw:style-name="gr2" draw:text-style-name="P7" svg:width="3.416cm" svg:height="0.477cm" draw:control="control5"/></text:p>
      <text:p text:style-name="P5"><text:tab/><text:tab/><text:tab/><text:tab/> <text:s text:c="8"/>(nome) <text:tab/><text:tab/> <text:s text:c="3"/>(cognome)</text:p>
      <text:p text:style-name="P5"><text:s/></text:p>
      <text:p text:style-name="P2">email del richiedente <text:s/><draw:control text:anchor-type="as-char" draw:z-index="5" draw:name="Control 9" draw:style-name="gr1" draw:text-style-name="P7" svg:width="6.222cm" svg:height="0.447cm" draw:control="control6"/><text:s text:c="4"/><text:span text:style-name="T8">Anno scolastico: </text:span><text:span text:style-name="T8"><draw:control text:anchor-type="as-char" draw:z-index="6" draw:name="Control 10" draw:style-name="gr1" draw:text-style-name="P7" svg:width="3.698cm" svg:height="0.498cm" draw:control="control7"/></text:span></text:p>
      <text:p text:style-name="Text_20_body"><text:s/></text:p>
      <text:p text:style-name="Text_20_body"><text:span text:style-name="T1">Sono ammessi </text:span><text:span text:style-name="T3">solo </text:span><text:span text:style-name="T1">indirizzi email @</text:span><text:span text:style-name="T5">scuolacalusco.edu.i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pan text:style-name="T1">Modello richiesta registrazione <text:s/></text:span><text:span text:style-name="T4">comunicazioni alla famiglia</text:span><text:span text:style-name="T1"> – rev. 3 agosto 2023 / mod_</text:span><text:span text:style-name="T4">comunicazioni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07:12:48.218515354</meta:creation-date>
    <dc:date>2023-11-17T13:34:33.271000000</dc:date>
    <meta:editing-duration>PT20M37S</meta:editing-duration>
    <meta:editing-cycles>17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5" meta:word-count="93" meta:character-count="775" meta:non-whitespace-character-count="645"/>
  </office:meta>
</office:document-meta>
</file>